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toyage des données</text:p>
      <text:p text:style-name="Standard"/>
      <text:p text:style-name="P2">Critère de validité</text:p>
      <text:p text:style-name="Standard"/>
      <text:p text:style-name="Standard">critère de validité cinq échelles supplémentaires, permettant d'établir un profil de validité de la passation : </text:p>
      <text:p text:style-name="Standard">une échelle de réponses rares, </text:p>
      <text:p text:style-name="Standard">une échelle de séquences alternées « vrai-faux-vrai etc. », </text:p>
      <text:p text:style-name="Standard">une échelle de réponses « vrai », </text:p>
      <text:p text:style-name="Standard">une échelle de réponses habituellement concordantes et une de réponses habituellement discordantes. </text:p>
      <text:p text:style-name="Standard">En l'absence de valeurs normatives, ces échelles ne peuvent pas être non plus analysées en totalité avec la version française. </text:p>
      <text:p text:style-name="Standard"/>
      <text:p text:style-name="Standard">Pas d'item pour les questionnaires dans le fichier utilisé, excepté MADRS.</text:p>
      <text:p text:style-name="Standard">Etape : recherche des distributions de référence pour tous les questionnaires</text:p>
      <text:p text:style-name="Standard">Nous aurions pu vérifier les critères de validité sus-dits sur les réponses au questionnaire MADRS, seulement sans distribution de référence, pas possible à faire.</text:p>
      <text:p text:style-name="Standard"/>
      <text:p text:style-name="Standard"/>
      <text:p text:style-name="Standard"/>
      <text:p text:style-name="P2">Valeurs aberrante</text:p>
      <text:p text:style-name="Standard"/>
      <text:p text:style-name="Standard">tci ok</text:p>
      <text:p text:style-name="Standard">shaps : 14 à 56</text:p>
      <text:p text:style-name="Standard">psqi 0 à 21 sans question conjoints</text:p>
      <text:p text:style-name="Standard">hmd21 par rapport à hmd17 comporte 4 questions supplémentaires pour mesurer le degré de sévérité de la dépression, h1 : les 2 scores devraient similaires, h2 : le score hmd21 &gt; hmd17</text:p>
      <text:p text:style-name="Standard">vérifier la consistance des réponses avec écarts entre hmd21 et hmd17</text:p>
      <text:p text:style-name="Standard">madrs : 0 à 60</text:p>
      <text:p text:style-name="Standard">hamd 17 : 0 à 52</text:p>
      <text:p text:style-name="Standard">hmd 21 : 0 à 60</text:p>
      <text:p text:style-name="Standard">ham-a : 0 à 56</text:p>
      <text:p text:style-name="Standard">poms-tension : 0à 36</text:p>
      <text:p text:style-name="Standard">poms-depression : 0 à 60</text:p>
      <text:p text:style-name="Standard">poms-agressivité : 0 à48 </text:p>
      <text:p text:style-name="Standard">poms-fatigue : 0 à 28</text:p>
      <text:p text:style-name="Standard">poms-relation-pers : 0 à 28</text:p>
      <text:p text:style-name="Standard">poms-confusion : 0 à 28</text:p>
      <text:p text:style-name="Standard">poms-vigueur : 0 à 32</text:p>
      <text:p text:style-name="Standard">poms-total : -32 à 68</text:p>
      <text:p text:style-name="P3">qids_sleep_score : 0 à 3</text:p>
      <text:p text:style-name="P3">qids_appetite_score : 0 à 3</text:p>
      <text:p text:style-name="P3">qids_psychomotor_score : 0 à 3</text:p>
      <text:p text:style-name="P3">qids_total : 0 à 27</text:p>
      <text:p text:style-name="P3">ctq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ssima Beddar</meta:initial-creator>
    <meta:creation-date>2020-04-29T11:26:31.17</meta:creation-date>
    <dc:date>2020-04-29T15:13:59.32</dc:date>
    <dc:creator>Nassima Beddar</dc:creator>
    <meta:editing-duration>PT12M24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34" meta:word-count="262" meta:character-count="1488"/>
  </office:meta>
</office:document-meta>
</file>